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Памятка родителям подростков<text:line-break/><text:line-break/>Может быть, кто-то подзабыл свой подростковый возраст. И от этого есть трудности в общении с детьми-подростками? Важно вспомнить несколько пунктов.<text:line-break/>1.Поиск себя.<text:line-break/>Подростковый возраст это время пробных идентификаций. Конфликт юной психики лежит перед выбором «Кем быть?». Кем-то похожим на одного из родителей или найти собственный, возможно непонятный родителям путь. Идет поиск новых взглядов на жизнь соответственно ценностям своей возрастной группы. Родительский авторитет теряет свой вес. Поиск ответа на вопрос «кто я?» и «какой я?» нормальные составляющие периода. Если возникают сложности с поиском идентификаций, у подростка может возникать сложно передаваемое ощущение отсутствия управления своей жизнью.<text:line-break/>2.Сначала сделать, потом подумать.<text:line-break/>Подросток импульсивен, его когнитивная сфера очень подвижна, эмоциональность преобладает над контролем. Развитие когнитивного контроля происходит медленнее, чем более примитивная тенденция к импульсивности. Поэтому преобладающая форма коммуникации у подростка- отыгрывания, действия, за которыми стоят сильные чувства.<text:line-break/>3.Сложность понимать свои чувства.<text:line-break/>Эмоции выглядят как затопляющие состояния. Событиям придается крайняя важность. Эта путаница с чувствами проявляется во взаимодействии с другими. Сложность опознать свой внутренний мир не дает понимать и мир другого человека. У подростка не возникает сомнений, что он четко понимает других людей. Это понимание заполняется фантазиями, которые подросток принимает за реальность.<text:line-break/>4.Трудности самооценки.<text:line-break/>Уверенность здесь часто переходит в самоуверенность. У подростка ощущение, что он прав, он лучше знает. Желание правоты одновременно сильное, но и хрупкое. Поиск точки опоры внутри себя заставляет контролировать. Жизненные проигрыши могут сопровождаться ощущением утраты или ненависти к себе. Сложно посмотреть со стороны на себя, ситуацию или поставить себя на место другого.<text:line-break/>5.Агрессивность.<text:line-break/>Ну, как же без этого. Выразить злость –это мощный инструмент регуляции психики. Ничто так не снижает напряжения в психике, как возможность «снести»другого человека, желательно взрослого вспышкой гнева. Правда, агрессия, направленная на себя работает подобным образом. Подростковость - возраст, склонный к самодеструктивным тенденциям.А повторяющаяся агрессия-это всегда попытка справиться с ненавистью к себе.<text:line-break/>Скайп fedoryshin<text:line-break/>Запись на терапию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53:07.532849492</dc:date>
    <meta:editing-duration>PT12M44S</meta:editing-duration>
    <meta:editing-cycles>13</meta:editing-cycles>
    <meta:generator>LibreOffice/24.2.7.2$Linux_X86_64 LibreOffice_project/420$Build-2</meta:generator>
    <meta:document-statistic meta:table-count="0" meta:image-count="0" meta:object-count="0" meta:page-count="1" meta:paragraph-count="1" meta:word-count="304" meta:character-count="2406" meta:non-whitespace-character-count="2102"/>
  </office:meta>
</office:document-meta>
</file>